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exporter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system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2.298cm"/>
    </style:style>
    <style:style style:name="co3" style:family="table-column">
      <style:table-column-properties fo:break-before="auto" style:column-width="2.501cm"/>
    </style:style>
    <style:style style:name="co4" style:family="table-column">
      <style:table-column-properties fo:break-before="auto" style:column-width="8.068cm"/>
    </style:style>
    <style:style style:name="co5" style:family="table-column">
      <style:table-column-properties fo:break-before="auto" style:column-width="13.319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095cm" fo:break-before="auto" style:use-optimal-row-height="false"/>
    </style:style>
    <style:style style:name="ro3" style:family="table-row">
      <style:table-row-properties style:row-height="0.942cm" fo:break-before="auto" style:use-optimal-row-height="false"/>
    </style:style>
    <style:style style:name="ro4" style:family="table-row">
      <style:table-row-properties style:row-height="1.13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굴림" fo:font-size="9pt" fo:font-weight="bold" style:font-name-asian="굴림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ffffff" style:font-name="굴림" fo:font-size="9pt" style:font-name-asian="굴림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굴림" fo:font-size="9pt" style:font-name-asian="굴림" style:font-size-asian="9pt" style:font-size-complex="9pt"/>
    </style:style>
    <style:style style:name="ce9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0" style:family="table-cell" style:parent-style-name="Default" style:data-style-name="N135">
      <style:table-cell-properties fo:background-color="#f6f9d4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3" style:family="table-cell" style:parent-style-name="Default" style:data-style-name="N135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1" style:family="table-cell" style:parent-style-name="Default" style:data-style-name="N135">
      <style:table-cell-properties fo:background-color="#dee6ef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24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style:font-name="굴림" fo:font-size="9pt" style:font-name-asian="굴림" style:font-size-asian="9pt" style:font-size-complex="9pt"/>
    </style:style>
    <style:style style:name="ce25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start" fo:margin-left="0cm"/>
      <style:text-properties style:font-name="굴림" fo:font-size="9pt" style:font-name-asian="굴림" style:font-size-asian="9pt" style:font-size-complex="9pt"/>
    </style:style>
    <style:style style:name="ce2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9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31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14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ce16"/>
        <table:table-column table:style-name="co3" table:default-cell-style-name="ce16"/>
        <table:table-column table:style-name="co4" table:default-cell-style-name="ce26"/>
        <table:table-column table:style-name="co5" table:default-cell-style-name="Default"/>
        <table:table-row table:style-name="ro1">
          <table:table-cell table:style-name="ce1" office:value-type="string" calcext:value-type="string">
            <text:p>-</text:p>
          </table:table-cell>
          <table:table-cell table:number-columns-repeated="4" table:style-name="ce6" office:value-type="string" calcext:value-type="string">
            <text:p>o</text:p>
          </table:table-cell>
        </table:table-row>
        <table:table-row table:style-name="ro1">
          <table:table-cell table:style-name="ce1" office:value-type="string" calcext:value-type="string">
            <text:p>-</text:p>
          </table:table-cell>
          <table:table-cell table:style-name="ce9" office:value-type="string" calcext:value-type="string">
            <text:p>시작</text:p>
          </table:table-cell>
          <table:table-cell table:style-name="ce9" office:value-type="string" calcext:value-type="string">
            <text:p>끝</text:p>
          </table:table-cell>
          <table:table-cell table:style-name="ce9" office:value-type="string" calcext:value-type="string">
            <text:p>제목</text:p>
          </table:table-cell>
          <table:table-cell table:style-name="ce19" office:value-type="string" calcext:value-type="string">
            <text:p>후기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0" office:value-type="date" office:date-value="2023-10-10" calcext:value-type="date">
            <text:p>23.10.10</text:p>
          </table:table-cell>
          <table:table-cell table:style-name="ce10" office:value-type="date" office:date-value="2023-10-23" calcext:value-type="date">
            <text:p>23.10.23</text:p>
          </table:table-cell>
          <table:table-cell table:style-name="ce24" office:value-type="string" calcext:value-type="string">
            <text:p>해리포터 마법사의 돌</text:p>
          </table:table-cell>
          <table:table-cell table:style-name="ce22" office:value-type="string" calcext:value-type="string" table:number-columns-spanned="1" table:number-rows-spanned="4">
            <text:p>동화 보다 조금 더 진지한 느낌으로 가볍지만 재밌게 읽을 수 있었다.</text:p>
            <text:p/>
            <text:p>난 영화를 먼저 봤기 때문에 연출 방식을 비교 하거나</text:p>
            <text:p>변경된 이야기 등을 찾아 보는 것도 재밌다.</text:p>
            <text:p/>
            <text:p>글을 잘 쓰는 작가는 아닌 것 같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0" office:value-type="date" office:date-value="2023-10-24" calcext:value-type="date">
            <text:p>23.10.24</text:p>
          </table:table-cell>
          <table:table-cell table:style-name="ce10" office:value-type="date" office:date-value="2023-10-28" calcext:value-type="date">
            <text:p>23.10.28</text:p>
          </table:table-cell>
          <table:table-cell table:style-name="ce24" office:value-type="string" calcext:value-type="string">
            <text:p>해리포터 비밀의 방 1</text:p>
          </table:table-cell>
          <table:covered-table-cell table:style-name="ce2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0" office:value-type="date" office:date-value="2023-10-29" calcext:value-type="date">
            <text:p>23.10.29</text:p>
          </table:table-cell>
          <table:table-cell table:style-name="ce10" office:value-type="date" office:date-value="2023-11-05" calcext:value-type="date">
            <text:p>23.11.05</text:p>
          </table:table-cell>
          <table:table-cell table:style-name="ce24" office:value-type="string" calcext:value-type="string">
            <text:p>해리포터 비밀의 방 2</text:p>
          </table:table-cell>
          <table:covered-table-cell table:style-name="ce22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0" office:value-type="date" office:date-value="2023-11-07" calcext:value-type="date">
            <text:p>23.11.07</text:p>
          </table:table-cell>
          <table:table-cell table:style-name="ce10" office:value-type="date" office:date-value="2023-12-14" calcext:value-type="date">
            <text:p>23.12.14</text:p>
          </table:table-cell>
          <table:table-cell table:style-name="ce24" office:value-type="string" calcext:value-type="string">
            <text:p>해리포터 아즈카반의 죄수</text:p>
          </table:table-cell>
          <table:covered-table-cell table:style-name="ce22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3" table:number-columns-repeated="2"/>
          <table:table-cell table:style-name="ce25" office:value-type="string" calcext:value-type="string">
            <text:p>dummy</text:p>
          </table:table-cell>
          <table:table-cell table:style-name="ce31" office:value-type="string" calcext:value-type="string">
            <text:p>dummy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0" office:value-type="date" office:date-value="2023-12-14" calcext:value-type="date">
            <text:p>23.12.14</text:p>
          </table:table-cell>
          <table:table-cell table:style-name="ce10" office:value-type="date" office:date-value="2023-12-20" calcext:value-type="date">
            <text:p>23.12.20</text:p>
          </table:table-cell>
          <table:table-cell table:style-name="ce24" office:value-type="string" calcext:value-type="string">
            <text:p>해리포터 불의 잔 1</text:p>
          </table:table-cell>
          <table:table-cell table:style-name="ce22" office:value-type="string" calcext:value-type="string" table:number-columns-spanned="1" table:number-rows-spanned="4">
            <text:p>저자가 등장인물에 더 많은 것을 넣고 싶어 하는 것 같다.</text:p>
            <text:p>기존 등장인물에 주입한 새로운 요소가 앞서 출간한 책들의 등장인물과 미묘하게 어울리지</text:p>
            <text:p>않는 것들이 있고 그 것이 이야기 중에 반복적 으로 부각돼 읽기 힘들었다.</text:p>
            <text:p/>
            <text:p>글 솜씨도 과도기적이라 읽는 맛이 매우 떨어진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0" office:value-type="date" office:date-value="2023-12-20" calcext:value-type="date">
            <text:p>23.12.20</text:p>
          </table:table-cell>
          <table:table-cell table:style-name="ce10" office:value-type="date" office:date-value="2023-12-26" calcext:value-type="date">
            <text:p>23.12.26</text:p>
          </table:table-cell>
          <table:table-cell table:style-name="ce24" office:value-type="string" calcext:value-type="string">
            <text:p>해리포터 불의 잔 2</text:p>
          </table:table-cell>
          <table:covered-table-cell table:style-name="ce2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0" office:value-type="date" office:date-value="2023-12-27" calcext:value-type="date">
            <text:p>23.12.27</text:p>
          </table:table-cell>
          <table:table-cell table:style-name="ce10" office:value-type="date" office:date-value="2023-12-29" calcext:value-type="date">
            <text:p>23.12.29</text:p>
          </table:table-cell>
          <table:table-cell table:style-name="ce24" office:value-type="string" calcext:value-type="string">
            <text:p>해리포터 불의 잔 3</text:p>
          </table:table-cell>
          <table:covered-table-cell table:style-name="ce22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0" office:value-type="date" office:date-value="2023-12-29" calcext:value-type="date">
            <text:p>23.12.29</text:p>
          </table:table-cell>
          <table:table-cell table:style-name="ce10" office:value-type="date" office:date-value="2024-01-03" calcext:value-type="date">
            <text:p>24.01.03</text:p>
          </table:table-cell>
          <table:table-cell table:style-name="ce24" office:value-type="string" calcext:value-type="string">
            <text:p>해리포터 불의 잔 4</text:p>
          </table:table-cell>
          <table:covered-table-cell table:style-name="ce2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1" office:value-type="date" office:date-value="2024-01-03" calcext:value-type="date">
            <text:p>24.01.03</text:p>
          </table:table-cell>
          <table:table-cell table:style-name="ce11" office:value-type="date" office:date-value="2024-01-04" calcext:value-type="date">
            <text:p>24.01.04</text:p>
          </table:table-cell>
          <table:table-cell table:style-name="ce24" office:value-type="string" calcext:value-type="string">
            <text:p>해리포터 불사조 기사단 1</text:p>
          </table:table-cell>
          <table:table-cell table:style-name="ce22" office:value-type="string" calcext:value-type="string" table:number-columns-spanned="1" table:number-rows-spanned="4">
            <text:p>글의 형식이 전반적으로 안정됐다.</text:p>
            <text:p>제법 재미있게 읽었다.</text:p>
            <text:p/>
            <text:p>떡밥을 이야기 안에서 제대로 풀어내지 못하고 마지막에 늘어 놓은 것은 실망이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1" office:value-type="date" office:date-value="2024-01-06" calcext:value-type="date">
            <text:p>24.01.06</text:p>
          </table:table-cell>
          <table:table-cell table:style-name="ce11" office:value-type="date" office:date-value="2024-01-07" calcext:value-type="date">
            <text:p>24.01.07</text:p>
          </table:table-cell>
          <table:table-cell table:style-name="ce24" office:value-type="string" calcext:value-type="string">
            <text:p>해리포터 불사조 기사단 2</text:p>
          </table:table-cell>
          <table:covered-table-cell table:style-name="ce2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number-columns-repeated="2" table:style-name="ce11" office:value-type="date" office:date-value="2024-01-07" calcext:value-type="date">
            <text:p>24.01.07</text:p>
          </table:table-cell>
          <table:table-cell table:style-name="ce24" office:value-type="string" calcext:value-type="string">
            <text:p>해리포터 불사조 기사단 3</text:p>
          </table:table-cell>
          <table:covered-table-cell table:style-name="ce2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number-columns-repeated="2" table:style-name="ce11" office:value-type="date" office:date-value="2024-01-07" calcext:value-type="date">
            <text:p>24.01.07</text:p>
          </table:table-cell>
          <table:table-cell table:style-name="ce24" office:value-type="string" calcext:value-type="string">
            <text:p>해리포터 불사조 기사단 4</text:p>
          </table:table-cell>
          <table:covered-table-cell table:style-name="ce2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number-columns-repeated="2" table:style-name="ce11" office:value-type="date" office:date-value="2024-01-08" calcext:value-type="date">
            <text:p>24.01.08</text:p>
          </table:table-cell>
          <table:table-cell table:style-name="ce24" office:value-type="string" calcext:value-type="string">
            <text:p>해리포터 혼혈왕자 1</text:p>
          </table:table-cell>
          <table:table-cell table:style-name="ce22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1" office:value-type="date" office:date-value="2024-01-09" calcext:value-type="date">
            <text:p>24.01.09</text:p>
          </table:table-cell>
          <table:table-cell table:style-name="ce11" office:value-type="date" office:date-value="2024-01-13" calcext:value-type="date">
            <text:p>24.01.13</text:p>
          </table:table-cell>
          <table:table-cell table:style-name="ce24" office:value-type="string" calcext:value-type="string">
            <text:p>유닉스의 탄생</text:p>
          </table:table-cell>
          <table:table-cell table:style-name="ce22" office:value-type="string" calcext:value-type="string">
            <text:p>쉽게 잘 읽히는 책이다.</text:p>
            <text:p>깊이는 없다.</text:p>
            <text:p>몇 몇 주요한 메세지가 있는데 기억할 만 하다</text:p>
          </table:table-cell>
        </table:table-row>
        <table:table-row table:style-name="ro1" table:number-rows-repeated="1048558">
          <table:table-cell table:number-columns-repeated="5"/>
        </table:table-row>
        <table:table-row table:style-name="ro1">
          <table:table-cell table:number-columns-repeated="5"/>
        </table:table-row>
        <calcext:conditional-formats>
          <calcext:conditional-format calcext:target-range-address="list.D3:list.D17">
            <calcext:condition calcext:apply-style-name="Error" calcext:value="duplicate" calcext:base-cell-address="list.D3"/>
          </calcext:conditional-format>
        </calcext:conditional-formats>
      </table:table>
      <table:named-expressions/>
      <table:database-ranges>
        <table:database-range table:name="__Anonymous_Sheet_DB__0" table:target-range-address="list.B2:list.D12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1" style:font-size-asian="10pt" style:language-asian="ko" style:country-asian="KR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ko" style:country-asian="KR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나눔고딕" fo:font-family="나눔고딕" style:font-family-generic="swiss" style:font-pitch="variable" fo:font-size="10pt" style:font-name-asian="나눔고딕1" style:font-family-asian="나눔고딕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5">
      <number:year/>
      <number:text>.</number:text>
      <number:month number:style="long"/>
      <number:text>.</number:text>
      <number:day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화살촉_20_1" draw:display-name="화살촉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13">00/00/0000</text:date>, <text:time style:data-style-name="N2" text:time-value="20:32:02.694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6.4.1$Windows_X86_64 LibreOffice_project/e19e193f88cd6c0525a17fb7a176ed8e6a3e2aa1</meta:generator>
    <dc:date>2024-01-13T20:32:42.441000000</dc:date>
    <meta:editing-duration>P1DT29M46S</meta:editing-duration>
    <meta:editing-cycles>439</meta:editing-cycles>
    <meta:document-statistic meta:table-count="1" meta:cell-count="73" meta:object-count="0"/>
  </office:meta>
</office:document-meta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LibreOffice VBA  *****

Option Explicit


Const StartX = 0
Const StartY = 2



Type Size
    w as Integer
    h as Integer
End Type



Function CalculateSheetActiveArea( sheet as Variant ) as Size
	
	Dim ret as Size
	Dim i, j as Long
	
	'
	' W
	'
	j = sheet.Rows.Count - 1 ' 0 부터 시작이라 1 빼준다.
	For i = StartX to j
		If sheet.getCellByPosition( i, 0 ).String = "" Then
			Exit For
		EndIf
	Next i
	ret.w = i - 1
		
	'
	' H
	'
	j = sheet.Rows.Count - 1 ' 0 부터 시작이라 1 빼준다.
	For i = StartY to j
		If sheet.getCellByPosition( 0, i ).String = "" Then
			Exit For
		EndIf
	Next i
	ret.h = i - 1
	
	'
	' Return
	'
	CalculateSheetActiveArea = ret
	
End Function



Function CalculateActiveDataCount( sheet as Variant ) as Integer
	
	Dim ret as Integer : ret = 0
		
	'
	' H
	'
	Dim cur_y as Long
	Dim end_y as Long : end_y = sheet.Rows.Count - 1 ' 0 부터 시작이라 1 빼준다.
	
	For cur_y = StartY to end_y
		If sheet.getCellByPosition( 0, cur_y ).String = "" Then
			Exit For
		ElseIf sheet.getCellByPosition( 0, cur_y ).String = "o" Then
			ret = ret + 1
		EndIf
	Next cur_y
	
	'
	' Return
	'
	CalculateActiveDataCount = ret
	
End Function



Function LoadFile( load_fine_name as String, out_file as Variant )

	'
	' File Open
	'
	Dim file_path as String
	file_path = ( Tools.Strings.DirectoryNameoutofPath(ThisComponent.getURL(),"/" ) &amp; "/" &amp; load_fine_name )
	'MsgBox( file_path )
	
	Dim file_system As Variant
	file_system = CreateScriptService("FileSystem")
	
	Dim header_pf As Variant
	Set header_pf = file_system.OpenTextFile(file_path, file_system.ForReading)
	
	
	'
	'
	'
	out_file.WriteLine( header_pf.ReadAll() )
	
	
	'
	' File Close
	'
	header_pf.CloseFile()
	header_pf = header_pf.Dispose()	

End Function



Function ExportList( sheet as Variant, active_area_h as Integer, key_index as Integer, sub_index as Integer, out_file as Variant )
	
	'
	'
	'
	Dim title, company, result as String
	Dim i, j as Integer
	For i = StartY to active_area_h
    
		'
		' Check Export Flag
		'
		If sheet.getCellByPosition( StartX, i ).String = "x" Then
			GoTo Continue
		EndIf
    	
    	
    	
		'
		' Empty is End
		'
		If sheet.getCellByPosition( key_index, i ).String = "" Then
			Exit For
		EndIf
    	
    	
    	
		'
		' Build Info
		'
		result = _
				"####" _
			_
			_
			&amp; 	" " _
			&amp;	"[ " _
				&amp; 			sheet.getCellByPosition( 1, i ).String _
				&amp; 	" ~ " &amp; sheet.getCellByPosition( 2, i ).String _
			&amp; " ]" _
			_
			_
			&amp; 	" " _
			&amp;  	sheet.getCellByPosition( 3, i ).String _
    	
    	
    	
		'
		'
		'
		out_file.WriteLine( result )
		'MsgBox( result )
    	
	Continue:
	Next i
	
End Function



Sub Main

	'
	'
	'
	GlobalScope.BasicLibraries.LoadLibrary("Tools") ' for Tools
	GlobalScope.BasicLibraries.LoadLibrary("ScriptForge") ' for FileSystem
	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
	'
	LoadFile( "header.txt", pf )
	
	
	'
	' Sheet
	'
	Dim sheet as Object
	sheet = ThisComponent.Sheets.getByName( "list" )
    
    
	'
	' Max X, Y
	'
	Dim active_area as Size
	active_area = CalculateSheetActiveArea( sheet )
	MsgBox( "Active Area : " &amp; StartX &amp; " : " &amp; StartY &amp; " ~ " &amp; active_area.w &amp; " : " &amp; active_area.h )
	
	
	'
	' 게임 수 출력
	'
	Dim active_data_count as Integer
	active_data_count = CalculateActiveDataCount( sheet )
	pf.WriteLine( "* " &amp; active_data_count &amp; " 개" )
    
    
	'
	' Export List
	'
	On Error GoTo ERROR_END 'Error 발생시 File 해제 용도
		
		'
		'
		'
		pf.WriteLine( Chr( 10 ) &amp; Chr( 10 ) )
		pf.WriteLine( "&lt;br/&gt;&lt;br/&gt;" )
		
		
		'
		' Write : Korean List
		'
		pf.WriteLine( "## 목록" &amp; Chr( 10 ) )
		ExportList( sheet, active_area.h, 1, 2, pf )
	
	ERROR_END: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exporter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